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1458in" table:align="center"/>
    </style:style>
    <style:style style:name="Table1.A" style:family="table-column">
      <style:table-column-properties style:column-width="6.1458in"/>
    </style:style>
    <style:style style:name="Table1.A1" style:family="table-cell">
      <style:table-cell-properties style:vertical-align="middle" fo:background-color="#ffffff" fo:padding="0.0417in" fo:border="none">
        <style:background-image/>
      </style:table-cell-properties>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4063in"/>
    </style:style>
    <style:style style:name="Table3.B" style:family="table-column">
      <style:table-column-properties style:column-width="0.0549in"/>
    </style:style>
    <style:style style:name="Table3.C" style:family="table-column">
      <style:table-column-properties style:column-width="0.5493in"/>
    </style:style>
    <style:style style:name="Table3.E" style:family="table-column">
      <style:table-column-properties style:column-width="1.5931in"/>
    </style:style>
    <style:style style:name="Table3.I" style:family="table-column">
      <style:table-column-properties style:column-width="2.5639in"/>
    </style:style>
    <style:style style:name="Table3.A1" style:family="table-cell">
      <style:table-cell-properties style:vertical-align="middle" fo:padding="0.0194in" fo:border="none"/>
    </style:style>
    <style:style style:name="Table3.5" style:family="table-row">
      <style:table-row-properties fo:background-color="#e0edff">
        <style:background-image/>
      </style:table-row-properties>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able_20_Contents">
      <style:paragraph-properties style:line-height-at-least="0.4445in" fo:text-align="center" style:justify-single-word="false"/>
      <style:text-properties fo:color="#ff0000"/>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Horizontal_20_Line">
      <style:paragraph-properties fo:text-align="center" style:justify-single-word="false" style:border-line-width-bottom="0.0008in 0.0138in 0.0008in" fo:padding="0in" fo:border-left="none" fo:border-right="none" fo:border-top="none" fo:border-bottom="0.0154in double #638db8"/>
    </style:style>
    <style:style style:name="P7" style:family="paragraph" style:parent-style-name="Table_20_Contents">
      <style:paragraph-properties fo:margin-top="0in" fo:margin-bottom="0.1965in"/>
    </style:style>
    <style:style style:name="P8" style:family="paragraph" style:parent-style-name="Text_20_body" style:list-style-name="L1">
      <style:paragraph-properties fo:margin-top="0in" fo:margin-bottom="0in"/>
    </style:style>
    <style:style style:name="P9" style:family="paragraph" style:parent-style-name="Text_20_body" style:list-style-name="L1"/>
    <style:style style:name="P10" style:family="paragraph" style:parent-style-name="Text_20_body" style:list-style-name="L2">
      <style:paragraph-properties fo:margin-top="0in" fo:margin-bottom="0in"/>
    </style:style>
    <style:style style:name="P11" style:family="paragraph" style:parent-style-name="Text_20_body" style:list-style-name="L2"/>
    <style:style style:name="P12" style:family="paragraph" style:parent-style-name="Text_20_body" style:list-style-name="L3">
      <style:paragraph-properties fo:margin-top="0in" fo:margin-bottom="0in"/>
    </style:style>
    <style:style style:name="P13" style:family="paragraph" style:parent-style-name="Text_20_body" style:list-style-name="L3"/>
    <style:style style:name="P14" style:family="paragraph" style:parent-style-name="Standard">
      <style:paragraph-properties fo:margin-top="0in" fo:margin-bottom="0in"/>
      <style:text-properties fo:font-size="2pt" style:font-size-asian="2pt" style:font-size-complex="2pt"/>
    </style:style>
    <style:style style:name="P15" style:family="paragraph" style:parent-style-name="Table_20_Contents">
      <style:text-properties fo:font-size="10pt"/>
    </style:style>
    <style:style style:name="P16" style:family="paragraph" style:parent-style-name="Table_20_Contents">
      <style:text-properties style:font-size-asian="10pt"/>
    </style:style>
    <style:style style:name="P17" style:family="paragraph" style:parent-style-name="Table_20_Contents">
      <style:text-properties fo:color="#008000" style:font-size-asian="10pt"/>
    </style:style>
    <style:style style:name="P18" style:family="paragraph" style:parent-style-name="Table_20_Contents">
      <style:text-properties fo:color="#000000" style:font-size-asian="10pt"/>
    </style:style>
    <style:style style:name="P19" style:family="paragraph" style:parent-style-name="Table_20_Contents">
      <style:text-properties fo:color="#000000" fo:font-size="10pt"/>
    </style:style>
    <style:style style:name="P20" style:family="paragraph" style:parent-style-name="Text_20_body">
      <style:text-properties fo:color="#990099"/>
    </style:style>
    <style:style style:name="P21" style:family="paragraph" style:parent-style-name="Text_20_body">
      <style:text-properties fo:color="#990066"/>
    </style:style>
    <style:style style:name="T1" style:family="text">
      <style:text-properties style:font-size-asian="20pt" style:font-weight-asian="bold"/>
    </style:style>
    <style:style style:name="T2" style:family="text">
      <style:text-properties style:text-underline-style="solid" style:text-underline-width="auto" style:text-underline-color="font-color"/>
    </style:style>
    <style:style style:name="T3" style:family="text">
      <style:text-properties fo:color="#990099"/>
    </style:style>
    <style:style style:name="T4" style:family="text">
      <style:text-properties fo:color="#990066"/>
    </style:style>
    <style:style style:name="T5" style:family="text">
      <style:text-properties fo:font-weight="bold"/>
    </style:style>
    <style:style style:name="T6" style:family="text">
      <style:text-properties style:font-weight-asian="bold"/>
    </style:style>
    <style:style style:name="fr1" style:family="graphic" style:parent-style-name="Frame">
      <style:graphic-properties fo:margin-left="0in" fo:margin-right="0in" fo:margin-top="0in" fo:margin-bottom="0in" style:wrap="right" style:number-wrapped-paragraphs="no-limit" style:vertical-pos="below" style:vertical-rel="char" style:horizontal-pos="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媒介决定论的反动</text:h>
      <text:section text:style-name="Sect1" text:name="main">
        <text:p text:style-name="P2">程序匠：Wiki</text:p>
        <text:p text:style-name="P2"><text:a xlink:type="simple" xlink:href="http://www.aspectoriented.org:9080//space/2004-03-27#Wiki" office:target-frame-name="_blank" xlink:show="new">http://www.aspectoriented.org:9080//space/2004-03-27#Wiki</text:a></text:p>
        <text:p text:style-name="P2"> </text:p>
        <text:p text:style-name="P2">实际上我是个彻头彻尾的媒介决定论者。在传媒工作者的身份上，我是麦克卢汉的死忠，绝对相信“媒介即是讯息”。但是，在自己的写作实践（或者 说，自己对媒介的体验）上面，媒介决定论对我无效，这很可能是因为我已经非常了解媒介的方式——从谷登堡到赛伯空间，从电话到weblog。所以，尽管我 去年8月就开始在报纸上鼓吹weblog，但直到今年才真正自己用上。因为在我这里，媒介真正只是一个工具，它所传递的背景音同样遭到了我职业的过滤。对 于Wiki也是一样，我不需要它营造一种“内容精化”的背景氛围，我自己会做——在脑子里。</text:p>
        <text:p text:style-name="P2"> </text:p>
        <text:p text:style-name="P2">不过，对于绝大多数人，媒介决定论是有效的——不然我就不必再从事媒介的工作了。ERPTAO组织以更多的手段、更积极的方式传播技术，其实重 视的并不是技术本身，倒是这种传播的形式。媒介即是讯息，我们希望做的并不是教给听众Hibernate或者重构，而是用这些东西吸引他们加入这个圈子， 营造这种氛围，构建程序员的文化。</text:p>
        <text:p text:style-name="P2">2004年03月28日, 星期日 23:43 (96165)</text:p>
      </text:section>
      <text:section text:style-name="Sect1" text:name="Section1">
        <text:h text:style-name="P1" text:outline-level="1" text:is-list-header="true"><text:bookmark text:name="main"/>Cool时代的写作</text:h>
        <text:p text:style-name="P2">赛 伯空间是人类有史以来最冷的媒介形式。它提供的信息无比模糊甚至真假莫辨，它要求每个人卷入其中，它甚至造就以个人力量影响世界的幻觉。它是暴露癖和写作 者的天堂，也是印刷文化阅读者的噩梦。但是，正如弗朗西斯·培根所说，怠惰的阅读者钟情于铺垫圆满的大部头书籍，勤于思考的求知者却诉诸格言警句，因为后 者提供远为广阔的思维参与空间。培根曾经整理过一本格言警句集，在他那个谷登堡星汉璀璨的年代，他无疑算得上冷媒介的先知。</text:p>
        <text:p text:style-name="P2"> </text:p>
        <text:p text:style-name="P2">作为赛伯空间的构建者，程序员对于冷媒介有着更加深入的认可，因为他们几乎不需要花任何力气来逾越媒介的门槛——这个新的媒介形式恰好是他们的 缔造品。每一种冷的和更冷的媒介形式，程序员都是这里的先行者（weblog和wiki是两个最近的例子）。由是，为程序员的写作不可过热。如果目的是传 递知识，则当留给你的读者更多的思考余地和参与空间。用滋味鲜美的细节内容之肉吸引心智看门狗的注意，真正企望进入读者心灵的是格言警句式的全景和原则。 不必担心读者的理解力，因为程序员群体是整个社会中平均智商最高的群体之一。麦克卢汉说他“只是探索，不做证明”，这种态度对于后印刷时代的写作不无裨 益。</text:p>
        <text:p text:style-name="P2"> </text:p>
        <text:p text:style-name="P2">另一方面，由于太过习惯极冷的媒介形式（例如BBS、mailing-list、wiki……），程序员甚至愿意把阅读作为一种几乎无须参与 的、温暖的休憩——而对于普通人群，在收音机和电影的面前，书籍已经是令人生寒的媒介了。不妨用较热的方式为程序员群体提供休闲的读物，那将是一种难得的 调剂。但是这休闲读物仍然必须有相当的“冷度”，以期达到这样的效果：专业程序员认为它足够热，将它作为茶余饭后的娱乐；编程爱好者和对程序员群体感兴趣 的外人认为它足够冷（但又不至于“冷得冻手”），希望借此一管窥豹。《人月神话》、《最后期限》、《Java夜未眠》和《Borland传奇》都是此中杰 作，对于媒介温度的拿捏恰到好处。</text:p>
        <text:p text:style-name="P2"> </text:p>
        <text:p text:style-name="P2">一个有趣的反例是梁肇新的《编程高手箴言》。这本书的定位和上述几本大致相当，但是在温度的感觉上出现了一个值得注意的倒错：内行人认为它太 热，话说得太直白、太缺乏距离感；外行人却又觉得它太冷，需要参与的部分太多，读起来太辛苦。梁肇新的技术我是相信的，但他对媒介的认识和把握——恕我直 言——大抵还处于80年代初期的水平。</text:p>
        <text:p text:style-name="P2">2004年03月30日, 星期二 20:01 (98550)</text:p>
      </text:section>
      <text:section text:style-name="Sect1" text:name="Section2">
        <text:h text:style-name="P1" text:outline-level="1" text:is-list-header="true"><text:bookmark text:name="main1"/>传媒泛滥的季节</text:h>
        <text:p text:style-name="P2">中 国的传媒圈子我不敢多评论，毕竟了解不多；但中国的IT传媒圈子，我是有资格评论一下的。这个圈子里做着传媒的人们（譬如我的老同学熊猫），如果拉出来考 传播理论的话，99%及不了格——也许你在资格最老的网络媒体供职，也许你是圈子里响当当的“名记”。有传媒灵感的人（像秋风）早在丁关根时代就已经对这 个环境烦不胜烦，退出了圈子或者保持着低调，剩下一群热情四溢的外行人做着外行事。</text:p>
        <text:p text:style-name="P2"> </text:p>
        <text:p text:style-name="P2">（关于网易“日记”：<text:a xlink:type="simple" xlink:href="http://www.csdn.net/news/newstopic/15/15265.shtml" office:target-frame-name="_blank" xlink:show="new">http://www.csdn.net/news/newstopic/15/15265.shtml</text:a>）</text:p>
        <text:p text:style-name="P2"> </text:p>
        <text:p text:style-name="P2">说他们传播理论考不及格不是信口胡说的，他们连麦克卢汉最重要的一句话都忘得干干净净，很有点数典忘宗的味道。麦克卢汉说“媒介即是讯息”。之 于weblog，上面写的究竟是Random Thoughts还是木子美并不重要，重要的是它的媒介是RSS，你可以每天早上打开NewzCrawler就看到自己关心的那几个blog，而不用苦哈 哈地挨个页面点过来。当电影以电视的低清晰度播映出来，我们开始在看电影的同时磕着瓜子聊着闲天；同样的道理，当weblog失去RSS，它就只是新浪生 活或者CSDN文档中心的又一个频道。weblog之所以成其为weblog，只是因为RSS，而不是因为——像方兴东所说——披露了克林顿的拉链门事 件。</text:p>
        <text:p text:style-name="P2"> </text:p>
        <text:p text:style-name="P2">第一个犯傻的是方兴东，第二个是网易。weblog without RSS就好象用三匹马来拉的汽车，且看它招摇到几时。</text:p>
        <text:p text:style-name="P2">2004年04月12日, 星期一 19:18 (113564)</text:p>
      </text:section>
      <text:section text:style-name="Sect1" text:name="Section3">
        <text:h text:style-name="P1" text:outline-level="1" text:is-list-header="true"><text:bookmark text:name="main2"/>大众传播第一课：理解媒介</text:h>
        <text:p text:style-name="P2">麦克卢汉说，<text:span text:style-name="Strong_20_Emphasis">媒介即是讯息</text:span>。这句话是整个现代传播学理论的基石。</text:p>
        <text:p text:style-name="P2"> </text:p>
        <text:p text:style-name="P2">媒介即是讯息。也就是说，影响传播受众行为的，不是媒介所传递的<text:span text:style-name="Strong_20_Emphasis">信息</text:span>，倒是<text:span text:style-name="Strong_20_Emphasis">媒介本身</text:span>??信息传递的方式。在过去的数千年历史中，由于信息与媒介过于紧密的耦合，这一事实不容易被发现。电力时代给了我们一个空前的机会。电灯光是第一种<text:span text:style-name="Strong_20_Emphasis">脱离信息而存在的媒介</text:span>。夜幕降临的城市，流光溢彩的霓虹灯传达着形形色色的信息，例如“青岛啤酒”和“重庆欢迎您”，但影响城市人的心理状态和生活方式、并使城市成其为城市的，是霓虹灯本身的存在，是电力灯光。城市人在很大程度上是趋同的，这足以证明造就他们的并不是霓虹灯的信息。</text:p>
        <text:p text:style-name="P2"> </text:p>
        <text:p text:style-name="P2">实际上媒介（而非媒介传递的信息）对社会的影响在伊尼斯的《帝国与传播》中已经阐述得非常清楚了。埃及和苏美尔的文明是内向的、自省的，这是因 为他们采用了石板和泥板这样不便传输、却利于保存的媒介物??楔形文字和圣书文字则完全是媒介物的副产品。罗马帝国之所以成其为罗马帝国，与莎草纸的广泛 使用密不可分??它使得皇帝的命令有可能传达到远征的将领那里。一种文明的气质仅仅取决于它使用的媒介，与这媒介之上书写的内容毫不搭界。</text:p>
        <text:p text:style-name="P2"> </text:p>
        <text:p text:style-name="P2">同样的道理，只要收音机是一个民族、一个国家的主要媒介，民族主义就会茁壮生长（例如30年代的德国、60年代的中国）；当电视成为媒介舞台的 主角，深度参与的自由主义就会席卷一切。一切试图改变媒介效果的努力，事后都会被证明是螳臂当车。传媒工作者的任务，不是借助媒介向受众传达自己的<text:span text:style-name="Strong_20_Emphasis">观点</text:span>，恰恰相反，倒是用适合媒介的观点去吸引受众的注意力，从而<text:span text:style-name="Strong_20_Emphasis">推销自己的媒介</text:span>。Random Thoughts和木子美吸引了Java程序员和都市小资，真正获得成功的不是AOP，而是weblog这种全新的媒介。</text:p>
        <text:p text:style-name="P2"> </text:p>
        <text:p text:style-name="P2">以一个有趣的小故事作结：为什么（至少在西方世界）报纸总是报忧不报喜？因为报道的唯一作用是使读者习惯报纸这种媒介，从而销售广告??广告才 是一份报纸中最华美、最凝聚心血的部分。广告唯一的缺点在于：它总是美好的。因此报道有必要中和读者的阅读体验，用大量的负面报道使读者不致厌倦。这可以 证明内容仅仅是媒介的附属品，并且可以说明为什么中国各个城市的日报总是销量欠佳。</text:p>
        <text:p text:style-name="P2">2004年04月13日, 星期二 16:21 (114682)</text:p>
      </text:section>
      <text:section text:style-name="Sect1" text:name="Section4">
        <text:h text:style-name="P1" text:outline-level="1" text:is-list-header="true"><text:bookmark text:name="main3"/>大众传播第二课：媒介的温度</text:h>
        <text:p text:style-name="P2">为什么收音机新闻容易被人相信，而电视新闻总是遭受置疑？为什么书籍总是显得很有权威性，而网络上的文字则没有——而且恰好是网络的出现让书籍的权威性开始遭受置疑？为什么电影的布景总是如此精致惟美，而电视剧却总是漏洞百出？从<text:span text:style-name="Strong_20_Emphasis">媒介的温度</text:span>出发，更容易理解这些现象。</text:p>
        <text:p text:style-name="P2"> </text:p>
        <text:p text:style-name="P2">媒介的温度与<text:span text:style-name="Strong_20_Emphasis">媒介的清晰度</text:span>成正比，与<text:span text:style-name="Strong_20_Emphasis">媒介要求的参与程度</text:span>成反比——实际 上这两项指标就是一枚硬币的两面：清晰度越低的媒介，要求受众越多地调动自身其他感官去完善它的信息，因此需要越高的参与程度。“温度”的隐喻出自一个你 我都熟悉的词：“酷”（cool）。越是需要全身心参与的媒介，越是令电力时代的年轻人感觉“酷”，即它的温度越低。谷登堡印刷术是极热的媒介技术，书籍 提供极度清晰、极少填充空间的“一整块”的信息，书籍是热的媒介；网络给所有人参与的可能性，任何人都可以在网上涂鸦，网络是最酷的媒介。</text:p>
        <text:p text:style-name="P2"> </text:p>
        <text:p text:style-name="P2">媒介的温度越低，越需要受众调用全部感官去<text:span text:style-name="Strong_20_Emphasis">体验</text:span>媒介；温度越高，越倾向于割裂感官，只允许用一两种感官去<text:span text:style-name="Strong_20_Emphasis">接受</text:span>信 息。当使用的感官数量减少，受众就容易接受媒介所传递的信息，但同时也容易对媒介感到厌倦——尤其是在赛伯空间已经极大地调用起了人的所有感官、人的生活 已经回归全身心投入的部落生活的今天。传媒工作者有必要对媒介的温度加以微观调控（宏观的控制是不可能的，譬如你永远不可能让电视达到电影的热度，因为电 视只有800条扫描线），从而将受众的喜好与观点调节到最利于销售广告的位置。</text:p>
        <text:p text:style-name="P2">2004年04月14日, 星期三 16:17 (116294)</text:p>
      </text:section>
      <text:section text:style-name="Sect1" text:name="Section5">
        <text:h text:style-name="P1" text:outline-level="1" text:is-list-header="true"><text:bookmark text:name="main4"/>人气的价值</text:h>
        <text:p text:style-name="P2">小陶：重新看待人气的价值</text:p>
        <text:p text:style-name="P2"><text:a xlink:type="simple" xlink:href="http://gigix.blogdriver.com/showBlog.do?bloggerID=21367&amp;diaryID=129523" office:target-frame-name="_blank" xlink:show="new">http://gigix.blogdriver.com/showBlog.do?bloggerID=21367&amp;diaryID=129523</text:a></text:p>
        <text:p text:style-name="P2"> </text:p>
        <text:p text:style-name="P2">请注意“价值”二字。什么是价值？显然眼球并不是衡量价值的准绳。对于广告主来说，眼球背后的购买力才是价值。对于一个媒体来说，如果吸引购买 欲望的比例和人群平均购买力是常数，那么好，眼球与价值成正比。但问题在于这个“如果”不成立。这就是细分广告受众的原因。如果另一种媒体形式吸引购买欲 望的比例提高4倍、人群平均购买力提高5倍，那么即便它的眼球数只有原来的1/10，它的价值仍然提升一倍。</text:p>
        <text:p text:style-name="P2"> </text:p>
        <text:p text:style-name="P2">所以媒体有两种做法。其一，薄利多销，吸引尽可能多的人群，以数量优势取胜。其二，细分受众，提升媒体的专门化程度（也可以叫“格调”），为一 个小范围人群提供更加贴心的信息服务。在细分受众的媒体这里，“广告”就不像大众媒体那样，是一个廉价媒体中令人厌烦的附赠品，倒是信息服务的重要组成部 分了。也就是说，抓住受众人群的需求，直接将他需要的东西送到他面前，方便他购买前的决策，而不是以某种方式强迫他看广告。当然，这个受众人群必定是比 “大众”有钱得多的，广告的价值公式决定了这一点。</text:p>
        <text:p text:style-name="P2"> </text:p>
        <text:p text:style-name="P2">这是从广告学的角度看待人气的价值。从其他角度，道理基本上是相通的。</text:p>
        <text:p text:style-name="P2">2004年04月25日, 星期日 19:48 (129667)</text:p>
      </text:section>
      <text:section text:style-name="Sect1" text:name="Section6">
        <text:h text:style-name="P1" text:outline-level="1" text:is-list-header="true"><text:bookmark text:name="main5"/>按需出版</text:h>
        <table:table table:name="Table1" table:style-name="Table1">
          <table:table-column table:style-name="Table1.A"/>
          <table:table-row>
            <table:table-cell table:style-name="Table1.A1" office:value-type="string">
              <text:p text:style-name="Table_20_Contents">读者对断版、短版和个性化图书的阅读要求，一直难以得到满足。现在知识产权出版社开发一项技术??</text:p>
            </table:table-cell>
          </table:table-row>
          <table:table-row>
            <table:table-cell table:style-name="Table1.A1" office:value-type="string">
              <text:p text:style-name="P3">“<text:span text:style-name="T1">按需出版”向我们走来</text:span></text:p>
            </table:table-cell>
          </table:table-row>
          <table:table-row>
            <table:table-cell table:style-name="Table1.A1" office:value-type="string">
              <text:p text:style-name="P4"/>
            </table:table-cell>
          </table:table-row>
          <table:table-row>
            <table:table-cell table:style-name="Table1.A1" office:value-type="string">
              <text:p text:style-name="P5">本报记者　王光荣　田雅婷</text:p>
            </table:table-cell>
          </table:table-row>
          <table:table-row>
            <table:table-cell table:style-name="Table1.A1" office:value-type="string">
              <text:p text:style-name="P6"><office:annotation><dc:date>2007-02-23T00:00:00</dc:date><text:p>&lt;!--enpcontent--&gt;</text:p></office:annotation></text:p>
            </table:table-cell>
          </table:table-row>
          <table:table-row>
            <table:table-cell table:style-name="Table1.A1" office:value-type="string">
              <text:p text:style-name="P7">　　一位学者花了毕生的经历出了一部学术著作，因为不是畅销书，出版社出于成本考虑，拒绝了他的出版要求。想着自己一生心血却不能变成铅字，老先生无奈之下到处游说拉赞助，自己贴钱一印几千册。当面对满屋子书的时候，老人喃喃自语：浪费！浪费！ </text:p>
              <text:p text:style-name="P7">　　现在这种浪费可以避免了。最近，知识产权出版社在我国率先<draw:frame draw:style-name="fr1" draw:name="Frame1" text:anchor-type="char" svg:width="0.1173in" draw:z-index="0"><draw:text-box fo:min-height="0in"><table:table table:name="Table2" table:style-name="Table2"><table:table-column table:style-name="Table2.A"/><table:table-row><table:table-cell table:style-name="Table2.A1" office:value-type="string"><text:p text:style-name="P4"><text:bookmark text:name="adv_div_default"/></text:p></table:table-cell></table:table-row></table:table></draw:text-box></draw:frame> 启动“按需出版”工程。这项工作不仅能有效解决“出版难”问题，而且更重要的是，解决了长期困扰出版界的断版图书、短版图书的再出版问题。 </text:p>
              <text:p text:style-name="P7">　　全国政协副主席王选院士对启动“按需出版”工程评价说：“对长期以来形成的断版图书的开发传播，对学术文化精品图书的快捷按需出版，是图书出版界长期以来的追求，是作者、读者梦寐以求的出版境界。” </text:p>
              <text:p text:style-name="P7">　　<text:span text:style-name="Strong_20_Emphasis">“按需出版”：一种全新的出版方式</text:span> </text:p>
              <text:p text:style-name="P7">　　什么是“按需出版”？知识产权出版社社长董铁鹰介绍说，“按需出版”是一种全新的出版方式，它通过采用先进的数据处理技术、数字印刷和 网络系统，将出版信息全部存储在计算机系统中，需要时直接印刷成书，省去制版等中间环节，真正做到一册起印，即需即印。它突破了传统模式的印数限制，印量 较少时，制作成本比传统印刷大大降低；而且数字印刷系统自动化程度高，也节省大量的人工费用。 </text:p>
              <text:p text:style-name="P7">　　董铁鹰说，“按需出版”特别适合断版图书、短版图书和具有较强个性化特点图书的出版发行。“按需出版”采用计算机系统长期保存电子 数据，其实是用电子化库存替代了图书的实物库存，对断版、短版图书来说，只要有电子数据，剩下的工作就像在电脑上打印一份文件一样，要几份就打印几份。据 介绍，我国每年出版十万余种图书，其中55%在出版后就逐渐退出流通领域，历年积累下来的退出流通领域的图书品种更是难以计数，成为断版、绝版书。而这些 图书中不乏具有研究价值、参考价值、收藏价值的图书，是重要的文化资产。 </text:p>
              <text:p text:style-name="P7">　　<text:span text:style-name="Strong_20_Emphasis">“按需出版”是“绿色出版”</text:span> </text:p>
              <text:p text:style-name="P7">　　因为是有了需求之后再组织生产图书,“按需出版”可以避免大量材料浪费和生产过程中的能源消耗。因此,“按需出版”又被称为“绿色出版”。知识产权出版社副社长张曦认为,“按需出版”有三个主要优点： </text:p>
              <text:p text:style-name="P7">　　一是降低印刷成本,增加销售利润。“按需出版”是一种灵活的出版和销售模式,是根据客户需求进行印刷,在出版商与读者间没有中间环节、 时效性强、流通效率高,对于出版社就意味着简捷、低投入和无风险。对于著作权人,按需出版有效地解决了由于印制数量较少而带来的高昂印刷成本问题,彻底打 破图书“最低印数”的限制,并可以保持图书的永不脱销、断版,让更多的读者了解并获得所需求的图书。 </text:p>
              <text:p text:style-name="P7">　　二是简便、快捷的印制过程。存储在“按需出版数字图书馆”中的图书数据,经过统一标准格式的电子化处理,采用计算机辅助手段对电子文档进行终审。电子文档通过电子化管理系统可以永久保存,并可根据需求进行内容改版、修订,也可远程传输图书数据至需求地印制。 </text:p>
              <text:p text:style-name="P7">　　三是满足客户个性化的需求。随着社会信息化水平的日益发展,图书出版的个性化需求也明显增多,包括同样内容不同版本的图书;根据特定需 要汇编的图书;经常需要改版的、小批量印刷的图书,如教材等。而传统的出版方式很难满足这部分的需求,按需出版方式则正是对传统出版方式的有益补充和发 展,为著作权人、出版者和读者提供更多的选择。而且,按需出版服务灵活方便,对同一内容的图书能够为需求者提供包括封面、字体、字号、纸张、版式、装订等 在内的多种选择,甚至可以实现每本书都是“独一无二”的。 </text:p>
              <text:p text:style-name="P7">　　<text:span text:style-name="Strong_20_Emphasis">我国将加快“按需出版”工程建设</text:span> </text:p>
              <text:p text:style-name="P7">　　新闻出版总署图书司司长阎晓宏高度评价了“按需出版”工程,他明确指出,新闻出版总署将会在政策上全力支持“按需出版”工程。据了解,新闻出版总署还拟将“按需出版”项目列入国家重点出版工程。 </text:p>
              <text:p text:style-name="P7">　　知识产权出版社社长董铁鹰表示,在“按需出版”工程启动后,该社今年内将建立按需出版数据库和专业网站,三年内使5万种以上断版图书和 大量短版图书实现按需出版。为了把按需出版从设想变为现实,从试验转向实际应用,该社除了将不断扩大和完善数字印刷、信息处理、网络管理等系统外,他们还 将与各地出版单位、作者以及发行商展开多种合作,以期使我国按需出版这一新的出版业务得到健康快速发展。</text:p>
            </table:table-cell>
          </table:table-row>
        </table:table>
        <text:p text:style-name="P2">2004年04月26日, 星期一 09:05 (130161)</text:p>
      </text:section>
      <text:section text:style-name="Sect1" text:name="Section7">
        <text:h text:style-name="P1" text:outline-level="1" text:is-list-header="true"><text:bookmark text:name="main6"/>论DDJ China的倒掉</text:h>
        <text:p text:style-name="P2">DDJ China倒掉了。据说倒掉的原因是没有刊号，因此不能登广告，因此赚不到钱。这是一个合理的原因，那么这就是杂志策划者的失策，因为他一开始拿不到刊号的时候就不应该做这本杂志。</text:p>
        <text:p text:style-name="P2"> </text:p>
        <text:p text:style-name="P2">这就是杂志。这就是传媒。曹晓刚说贾梅同志做内容很认真，“luna的审稿每字必抠，几乎是每句必改，不光要保证技术含量，还要保证阅读质 量”。这就是图书编辑和传媒人的区别。就像Fred Brooks说的“没有银弹”：软件开发90%的问题在于“知道做什么”，只有10%是“如何去做”，所以在“如何做”的方面下再多工夫也不可能对生产率 造成数量级的提升。同样，一份媒体最华美、最凝聚心血、最宝贵的部分就是广告，内容必须完全为广告服务（以经济建设为中心）。脱离广告，在内容方面下再多 工夫也不可能根本上提升杂志的格调。广告做得糟糕可能会不时影响读者的心情，但没有广告，你压根无从知道读者究竟要看什么。</text:p>
        <text:p text:style-name="P2"> </text:p>
        <text:p text:style-name="P2">在一点上我与曹晓刚有共识：刊号理应放开，理应取消。传媒应该交给懂得传媒的人去做，应该交给对市场最敏感的人去做，而不是交给最有关系、最有 办法弄到刊号的人。不过既然蒋涛都有办法弄到一个又一个的刊号，机械工业出版社不应该没办法。这从另一个侧面证明：出版社的同志们缺乏在市场经济大潮中冲 浪的某些能力。也许没有弄到刊号倒是一件好事。</text:p>
        <text:p text:style-name="P2"> </text:p>
        <text:p text:style-name="P2">DDJ China倒掉是非常可惜的一件事。《程序员》不应该一枝独秀，那会让《程序员》找不到最正确、最合理的方向。没有竞争就找不到最好的路，正如没有广告就 找不到读者的喜好一样。希望还会有另一个像DDJ China一样档次的杂志出现，希望那份杂志能够长得像《瑞丽》一样花哨，上面有OMEGA和广本雅阁的广告。</text:p>
        <text:p text:style-name="P2">2004年04月29日, 星期四 21:32 (134128)</text:p>
      </text:section>
      <text:section text:style-name="Sect1" text:name="Section8">
        <text:h text:style-name="P1" text:outline-level="1" text:is-list-header="true"><text:bookmark text:name="main7"/>广告，又见广告</text:h>
        <text:p text:style-name="P2">某IT杂志的编辑说，想把杂志往广告为主导的方向上走，但又怕读者反感。他们原本是政府背景的杂志，有这种想法是自然的。在刊号管制的中国，还有很多杂志都有这样的想法。</text:p>
        <text:p text:style-name="P2"> </text:p>
        <text:p text:style-name="P2">其实读者买一本杂志不光是要看内容的，广告同样是他们要看的东西，甚至可能比内容要求得更迫切。最好的例子是时尚杂志，比如我经常看的《瑞 丽》，翻开来每一页每一篇文字都是广告。25岁的白领女郎买这本杂志就是要看广告的，看看Christine Dior又出了哪款太阳镜，看看PORTS的夏季职业套装有没有适合自己穿的。如果不是介绍商品的广告，如果不是厂商费尽心思推过来的东西，读者难道会想 看那些小资情调不成？那还不如去看《读者》或者《青年文摘》呢，便宜多了。</text:p>
        <text:p text:style-name="P2"> </text:p>
        <text:p text:style-name="P2">IT媒体也是一样。广告主就是读者最想了解的。IBM推出了新的内容管理器，WebLogic升级了，C#加入好多新特性……这些是厂商最想宣 传的，难道不也正是读者最想看的吗？在IT媒体这里，广告就是指挥棒，杂志保持对金钱的敏锐，就可以做到皆大欢喜。很多吃惯大锅饭的同志做杂志喜欢追求发 行量或者权威性，最后很难不尝到“看不见的手”的威力，例如《编程技巧与维护》、《现代信息技术》。追着广告去，发行量和权威性都会有；反之，什么都得不 到。</text:p>
        <text:p text:style-name="P2"> </text:p>
        <text:p text:style-name="P2">所以像“锐信培训”之类不肯出钱的主，广告也不能给他们上。广告的格调决定杂志的格调，而不是其他。</text:p>
        <text:p text:style-name="P2">2004年05月11日, 星期二 17:41 (151122)</text:p>
      </text:section>
      <text:section text:style-name="Sect1" text:name="Section9">
        <text:h text:style-name="P1" text:outline-level="1" text:is-list-header="true"><text:bookmark text:name="main8"/>草根的反感</text:h>
        <text:p text:style-name="P2">Robbin 说他想尝试一下做消费性的东西，或者说白了，做草根的盈利模式。确实草根模式容易赚到钱，至少是赚钱需要的素质和水平不那么高。比如网络游戏，国内的网游 做得那么稀烂要文化没文化要情节没情节，照样赚得盘满钵满。不过我自从99年搞过一段时间MUD以后，就对草根模式彻底失去了兴趣。要我迎合所有人的品 位，我宁可没钱。</text:p>
        <text:p text:style-name="P2"> </text:p>
        <text:p text:style-name="P2">CSDN只不过是又一个例子。所谓的“群众”，绝大多数时候只不过是勒庞说的“乌合之众”。一个群体的智慧只能等于其中个体的最低智慧。那些叫 嚣着“言论自由”的政治狂热者们，在这次事件中让我无比清楚地看到：他们要的只是发泄。古人云“一屋不扫何以扫天下”，一个连社群的利益、身边人的利益都 不顾及的混蛋（我只能用这个词来形容这些人），难道还要我相信他“爱国”？这样的“爱国者”，再多又何益？如果爱国就意味着和这些人为伍，那么好，我不爱 国，我把这个热门的字眼让给别人。</text:p>
        <text:p text:style-name="P2"> </text:p>
        <text:p text:style-name="P2">我已经烦死了草根。如果Robbin看到这个blog的话，这就是我的建议：如果要迎合草根，恐怕你是拿自己的愉快去换钱。</text:p>
        <text:p text:style-name="P2">2004年06月7日, 星期一 17:37 (189199)</text:p>
      </text:section>
      <text:section text:style-name="Sect1" text:name="Section10">
        <text:h text:style-name="P1" text:outline-level="1" text:is-list-header="true"><text:bookmark text:name="main9"/>最糟糕的BLOG站点</text:h>
        <text:p text:style-name="P2">迄今为止我所见过最糟糕的BLOG站点当属CSDN BLOG。也许SOHU的BLOG会更糟糕，但毕竟我从来不会去看它。</text:p>
        <text:p text:style-name="P2"> </text:p>
        <text:p text:style-name="P2">“切尔斯基”（<text:a xlink:type="simple" xlink:href="http://blog.csdn.net/chelsea/" office:target-frame-name="_blank" xlink:show="new"><text:span text:style-name="T2">http://blog.csdn.net/chelsea/</text:span></text:a>），这是一个高水平的BLOG。看看这篇“<text:a xlink:type="simple" xlink:href="http://blog.csdn.net/chelsea/archive/2004/07/26/51914.aspx" office:target-frame-name="_blank" xlink:show="new"><text:span text:style-name="T2">The Curl Programming Language</text:span></text:a>”， 唔，我认为它有用。再看看别的，虽然都挺短，看起来都是出自作者自己的思考。就是这样的一个BLOG，前前后后只有一个评论，哇咧，这也忒冷清了吧。虽然 说BLOG不是以写给别人看为目的，可好歹也是架在公众地方。那么CSDN BLOG首页上热闹的都是些啥？“翻译TIPatterns”，三年前我就看过这书，怎么现在还这么多人想看？而且Bruce Eckel的<text:span text:style-name="Emphasis">Thinking in Patterns</text:span>是出了名的水平差。“做程序员，累吗？”呼呼，嫌累你别干好了啦。</text:p>
        <text:p text:style-name="P2"> </text:p>
        <text:p text:style-name="P2">好嘛，CSDN BLOG就是这样了：有水平的BLOG“养在深闺”，闹麻麻的无聊话题翻江倒海。BlogDriver虽然界面不够人性化，服务器常常宕掉，我倒觉得还比CSDN BLOG要好不少呢，起码这里浮起来的还都是挺好看的东东。</text:p>
        <text:p text:style-name="P2">2004年08月10日, 星期二 22:48 (277842)</text:p>
      </text:section>
      <text:section text:style-name="Sect1" text:name="Section11">
        <text:h text:style-name="P1" text:outline-level="1" text:is-list-header="true"><text:bookmark text:name="main10"/>手足无措</text:h>
        <text:p text:style-name="P2">突然之间，《设计模式精解》竟然出版了——还有人记得这本书吗？我的天。</text:p>
        <text:p text:style-name="P2"> </text:p>
        <text:p text:style-name="P2">第二书店购买：</text:p>
        <text:p text:style-name="P2"><text:a xlink:type="simple" xlink:href="http://www.dearbook.com.cn/book/viewbook.aspx?pno=TS0027953"><text:span text:style-name="T2">http://www.dearbook.com.cn/book/viewbook.aspx?pno=TS0027953</text:span></text:a></text:p>
        <text:p text:style-name="P2"> </text:p>
        <text:p text:style-name="P2">我不知道该哭还是该笑。这就等于是在时隔三年之后，把我尚未正式毕业时的译笔拿出来游街示众。很快<text:span text:style-name="Emphasis">Contributing to Eclipse</text:span>和<text:span text:style-name="Emphasis">J2EE Development without EJB</text:span>要上市，如果那些潜在的读者们看了这本书，难道不会被我拙稚的笔锋吓跑吗？sigh，虽然意味着随后会有一些钱入帐，但我仍然感觉像是编辑们故意跟我过不去呀。</text:p>
        <text:p text:style-name="P2"> </text:p>
        <text:p text:style-name="P2">再一次地，这本书帮我下定了决心。我以后再也不译书了，再也不了。</text:p>
        <text:p text:style-name="P2">2004年12月22日, 星期三 11:02 (466285)</text:p>
      </text:section>
      <text:section text:style-name="Sect1" text:name="Section12">
        <text:h text:style-name="P1" text:outline-level="1" text:is-list-header="true"><text:bookmark text:name="main11"/>树人</text:h>
        <text:p text:style-name="Text_20_body">孟岩和<text:a xlink:type="simple" xlink:href="mailto:editor@csdn.net">《程序员》的技术编辑</text:a>都反映说，现在投稿的质量比以前高了很多。从转发给我几篇投稿来看，确实如此：言之有物，紧跟世界潮流，并且有实用价值。不再像两年前，投稿几乎一水是论文风格，味同嚼蜡。</text:p>
        <text:p text:style-name="Text_20_body">不管你是如何评价《程序员》，至少在这一点上，这份杂志、这里的编辑们（包括我本人）为中国的软件业做出了贡献。我们的技术高手们开始慢慢知道如何写出自己的东西，如何让别人看懂，如何传播知识。这种风气，是从《程序员》开始大行其道的。</text:p>
        <text:p text:style-name="Text_20_body">我们一直在努力。</text:p>
        <text:p text:style-name="P2">2005年01月17日, 星期一 11:13 (502491)</text:p>
      </text:section>
      <text:section text:style-name="Sect1" text:name="Section13">
        <text:h text:style-name="P1" text:outline-level="1" text:is-list-header="true"><text:bookmark text:name="main12"/>Java.CSDN.net</text:h>
        <text:p text:style-name="P2">CSDN的Java频道马上就可以正式上线，今天再把广告位和宣传敲定一下就OK了。地址是<text:a xlink:type="simple" xlink:href="http://java.csdn.net/">http://Java.CSDN.net</text:a>。请所有关心Java的读者都关注Java频道。CSDN同样可以做出专业的技术网站。<text:line-break/><text:line-break/>目前Java频道的栏目作家还很欠缺，尤其是书评栏目和架构师栏目都没有人来做。希望所有的朋友帮忙宣传推荐，共同建设中国Java程序员的交流平台。<text:line-break/><text:line-break/>CSDN网站Java频道，致力于为中国Java用户提供最及时、最全面、最专业的技术咨讯。</text:p>
        <text:p text:style-name="P2">2005年01月28日, 星期五 11:32 (515040)</text:p>
      </text:section>
      <text:section text:style-name="Sect1" text:name="Section14">
        <text:h text:style-name="P1" text:outline-level="1" text:is-list-header="true"><text:bookmark text:name="main13"/>网站主编的必要素养</text:h>
        <text:p text:style-name="Text_20_body">《期刊经营》（<text:span text:style-name="Emphasis">The Magazine</text:span>, by Leonard Mogel）认为，期刊出版人之下需要5个人。而网站主编，除了在编辑室的角色之外，他也应该同时兼备这5个人的能力。除了是一个优秀的编辑之外，他还应该是：</text:p>
        <text:list text:style-name="L1">
          <text:list-item>
            <text:p text:style-name="P8">广告人。他要把网站作为广告产品卖给广告主。</text:p>
          </text:list-item>
          <text:list-item>
            <text:p text:style-name="P8">推销人。他要把网站内容和广告打包“发行”给读者。</text:p>
          </text:list-item>
          <text:list-item>
            <text:p text:style-name="P8">开发人。他要知道网站的表现形式如何通过技术手段实现。</text:p>
          </text:list-item>
          <text:list-item>
            <text:p text:style-name="P8">公关人。他要把网站宣传出去，建立公关形象。</text:p>
          </text:list-item>
          <text:list-item>
            <text:p text:style-name="P9">运营人。他要懂得计算收支，让网站盈利。</text:p>
          </text:list-item>
        </text:list>
        <text:p text:style-name="Text_20_body">成为全国最优秀的技术主编，这是我今年的重要目标之一。</text:p>
        <text:p text:style-name="P2">2005年01月30日, 星期日 11:59 (517727)</text:p>
      </text:section>
      <text:section text:style-name="Sect1" text:name="Section15">
        <text:h text:style-name="P1" text:outline-level="1" text:is-list-header="true"><text:bookmark text:name="main14"/>两道面试题</text:h>
        <text:p text:style-name="Text_20_body">面试编辑时可以参考的两道面试题：</text:p>
        <text:list text:style-name="L2">
          <text:list-item>
            <text:p text:style-name="P10">给候选人一份新闻发布稿和一些关于某公司的局势简报，要求候选人就此写作一篇4段的带评论新闻。时间为30分钟。</text:p>
          </text:list-item>
          <text:list-item>
            <text:p text:style-name="P11">给候选人提供一份选题规划，要求候选人写一封给自由撰稿人的布置写作任务的信，目的是获得一篇可供发表的文章。</text:p>
          </text:list-item>
        </text:list>
        <text:p text:style-name="P2">2005年01月30日, 星期日 12:07 (517732)</text:p>
      </text:section>
      <text:section text:style-name="Sect1" text:name="Section16">
        <text:h text:style-name="P1" text:outline-level="1" text:is-list-header="true"><text:bookmark text:name="main15"/>编辑部管理的12法则</text:h>
        <text:p text:style-name="Text_20_body">杂志编辑顾问John Campbell提出的编辑部管理12法则：</text:p>
        <text:list text:style-name="L3">
          <text:list-item>
            <text:p text:style-name="P12">给你手下设定现实可行的目标。</text:p>
          </text:list-item>
          <text:list-item>
            <text:p text:style-name="P12">围绕任务组织人手。</text:p>
          </text:list-item>
          <text:list-item>
            <text:p text:style-name="P12">告诉人们他们的工作是什么。准备一份书面的工作任务说明。</text:p>
          </text:list-item>
          <text:list-item>
            <text:p text:style-name="P12">设定一套精确的工作流程。以书面形式呈现。</text:p>
          </text:list-item>
          <text:list-item>
            <text:p text:style-name="P12">指导他们工作，但不要压制他们。确信你的人都了解媒体的使命。</text:p>
          </text:list-item>
          <text:list-item>
            <text:p text:style-name="P12">做出反应和评价。坦率对待你的队伍的表现。</text:p>
          </text:list-item>
          <text:list-item>
            <text:p text:style-name="P12">奖励工作出色的人。</text:p>
          </text:list-item>
          <text:list-item>
            <text:p text:style-name="P12">提供工具。确保你的人有能让他们高效工作的电子工具。</text:p>
          </text:list-item>
          <text:list-item>
            <text:p text:style-name="P12">保护你的手下。使他们不受外界压力影响。</text:p>
          </text:list-item>
          <text:list-item>
            <text:p text:style-name="P12">经常进行有效的交流。面对面的交流是最有效的。</text:p>
          </text:list-item>
          <text:list-item>
            <text:p text:style-name="P12">做一名领袖。亲自动手，身先士卒。代表你的编辑人员去面对管理层。</text:p>
          </text:list-item>
          <text:list-item>
            <text:p text:style-name="P13">成为你自己。</text:p>
          </text:list-item>
        </text:list>
        <text:p text:style-name="P2">2005年01月30日, 星期日 12:14 (517736)</text:p>
      </text:section>
      <text:section text:style-name="Sect1" text:name="Section17">
        <text:h text:style-name="P1" text:outline-level="1" text:is-list-header="true"><text:bookmark text:name="main16"/>一个关于传媒的笑话</text:h>
        <text:p text:style-name="P14"><text:bookmark text:name="BodyTable"/></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E"/>
          <table:table-column table:style-name="Table3.B"/>
          <table:table-column table:style-name="Table3.I"/>
          <table:table-row>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3:49</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某报纸招聘编辑，题目：假设现在是秦朝，昨天发生了焚书坑儒，请报道此事</text:p>
            </table:table-cell>
          </table:table-row>
          <table:table-row>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3:51</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听过没</text:p>
            </table:table-cell>
          </table:table-row>
          <table:table-row>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4:01</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8">没</text:p>
            </table:table-cell>
          </table:table-row>
          <table:table-row>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4:35</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有人写“天怒民怨”云云，有人写“惨绝人寰”云云，总编一概不取</text:p>
            </table:table-cell>
          </table:table-row>
          <table:table-row table:style-name="Table3.5">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5:10</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一人写：头版头条留白，书“今日无新闻”</text:p>
            </table:table-cell>
          </table:table-row>
          <table:table-row table:style-name="Table3.5">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5:21</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总编曰：此人才也</text:p>
            </table:table-cell>
          </table:table-row>
          <table:table-row table:style-name="Table3.5">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5:39</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但最终录用的是另一人，此人新闻稿写：</text:p>
            </table:table-cell>
          </table:table-row>
          <table:table-row table:style-name="Table3.5">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6:37</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7">昨日皇上与首都知识分子共商国是，至晚间进行了篝火晚宴，气氛自始至终非常和谐</text:p>
            </table:table-cell>
          </table:table-row>
          <table:table-row table:style-name="Table3.5">
            <table:table-cell table:style-name="Table3.A1" office:value-type="string">
              <text:p text:style-name="P15">2005-3-25</text:p>
            </table:table-cell>
            <table:table-cell table:style-name="Table3.A1" office:value-type="string">
              <text:p text:style-name="P15"/>
            </table:table-cell>
            <table:table-cell table:style-name="Table3.A1" office:value-type="string">
              <text:p text:style-name="P15">14:16:54</text:p>
            </table:table-cell>
            <table:table-cell table:style-name="Table3.A1" office:value-type="string">
              <text:p text:style-name="P15"/>
            </table:table-cell>
            <table:table-cell table:style-name="Table3.A1" office:value-type="string">
              <text:p text:style-name="P15">Lost Lack Envy</text:p>
            </table:table-cell>
            <table:table-cell table:style-name="Table3.A1" office:value-type="string">
              <text:p text:style-name="P15"/>
            </table:table-cell>
            <table:table-cell table:style-name="Table3.A1" office:value-type="string">
              <text:p text:style-name="P16">透明——当我开始关注食物，就说明工作效率很高</text:p>
            </table:table-cell>
            <table:table-cell table:style-name="Table3.A1" office:value-type="string">
              <text:p text:style-name="P15"/>
            </table:table-cell>
            <table:table-cell table:style-name="Table3.A1" office:value-type="string">
              <text:p text:style-name="P19">hehe</text:p>
            </table:table-cell>
          </table:table-row>
        </table:table>
        <text:p text:style-name="P2">2005年03月25日, 星期五 14:37 (591871)</text:p>
      </text:section>
      <text:section text:style-name="Sect1" text:name="Section18">
        <text:h text:style-name="P1" text:outline-level="1" text:is-list-header="true"><text:bookmark text:name="main17"/>如何报道新技术[CSDN讨论稿]</text:h>
        <text:p text:style-name="P2">新 技术、新产品每天都在出现，即便是深入在一个领域的技术专家也很难说把领域里所有的新技术都掌握到位。那么，作为远离实践第一线的技术编辑，我们如何去了 解、去报道新技术、新产品，如何尽可能地给读者最有价值的信息？麦克卢汉的媒介理论认为，可以从四个方面理解媒介：它强化什么？它取代什么？它如何发展？ 它将如何逆转？我们可以借鉴这个思路来抓住新技术的脉搏。<text:line-break/><text:line-break/>1、强化：一种新技术或者新产品一定能做什么事，这件事是没有它以前做不到或者做不好或者做不快的。一篇技术报道就应该找到“这件事”，那么读者就可以知道：这个东西有什么用，什么情况下可以用。<text:line-break/><text:line-break/>2、取代：没有这个新技术的时候，人们用不那么好的办法来解决问题，那么这些旧的办法就是新技术要取代的对象。找到这些“被取代的对象”，读者就可以有比较，看到新技术的优点和缺点所在。<text:line-break/><text:line-break/>3、发展：新技术肯定也不是今天突然从石头里蹦出来的，它肯定有一个发展的过程，以前有人做过类似的事情，有人提出过相关的理论。找到这些发展历程上的足迹，读者就可以把新技术放到整个技术发展的潮流中去看待，从而消减对新技术的本能排斥。<text:line-break/><text:line-break/>4、逆转：新技术也有它的缺陷，会有人来弥补这些缺陷，从而形成未来的新技术。如果能够找到这些缺陷，并且指出一些可能的弥补办法，那么你很可能就抓住了未来技术发展的趋势。请不用担心抓不准，错误的预测不会有人记得，人们只会记得那些正确的。<text:line-break/><text:line-break/>我 随便举个例子：Echo 2昨天发布，怎么去报道这个东西？就从这四点入手。Echo让程序员可以用面向对象的方式、像写Swing那样写web应用，所以它强化了web应用的表 现力，有大量用户交互的web应用可以用它。以前遇到这种需要大量交互的web界面，就只能自己做javascript的控件和写前/后端的交互， Echo 2就提供了这些现成的表现控件和交互手段，所以它取代这些手写的web rich client，以及在其他web框架（例如Struts）上面做的workaround，例如pageflow之类的。Echo的思路一直是web rich client，但它以前不是用ajax的方式做，而是在session里面带一大堆数据，还是基于“请求/响应”模型，现在Echo 2变成了ajax，这就是它发展的路线，说明ajax是做这类应用的正道。Echo 2的问题有两个，第一是用Java代码描述界面是件很愚蠢的事情，用XML来描述的话代码量会少很多；第二是它的前/后端通信协议不标准，是它自己做的一 套XML based协议，今后这块肯定要发展出一个统一的通信协议，让不同来源的前端控件可以和不同框架的后端业务交互，这个协议很可能是Hessian Burlap；这两点会是Echo 2今后发展的方向或者被淘汰的原因。<text:line-break/><text:line-break/>可以看到，只要把这四个要点抓住了，再补上一些常规的譬如发布时间啦开发者啦下载地址啦乱七八糟东西，这就是一篇精彩的技术/产品报道文章，它的信息量非常大，非常有价值。如果理解有误写错了，读者也有目标发评论，反馈的信息会更有价值。 </text:p>
        <text:p text:style-name="P2">2005年03月28日, 星期一 11:08 (597781)</text:p>
      </text:section>
      <text:section text:style-name="Sect1" text:name="Section19">
        <text:h text:style-name="P1" text:outline-level="1" text:is-list-header="true"><text:bookmark text:name="main18"/>语文课的吊诡</text:h>
        <text:p text:style-name="P2">语文课是个很奇怪的东西。比如说吧，中学语文课上教过怎么写新闻报道，怎么写消息，但是我发现绝大多数人就好象压根没上过这课一样。包括一些??不过还好，数量不多??公关公司，新闻稿也写得一塌糊涂，程序员同志们就更别提了。上次冰云写了一个<text:a xlink:type="simple" xlink:href="http://www.bjug.org/">BJUG</text:a>的宣传稿，啊呀，真是没法看 -_-|||<text:line-break/><text:line-break/>而 另一些语文课上教的东西呢就大家都记得特别清楚。再比如说吧，写文章“夹叙夹议”，有没有？现在北京交通广播还有个节目叫“佳叙佳议”，足见这影响之深 远。可是这夹叙夹议实在是最愚蠢的写法。所谓“叙”，表示说“我现在是在讲事实”，这讲事实是不诉诸判断的，有一说一有二说二；所谓“议”，表示说“我现 在是要讲观点”，这观点就没有是非对错之分了，萝卜白菜各有所爱。一旦搞成“夹叙夹议”，好了，你的读者压根闹不清你哪句是事实哪句是观点，他们会怎么办 呢？他会去细细品味：某句话是事实，可信；某句话是观点，存疑？别美了吧，他会直接把你扔到一边去，并且不相信你说的任何一句话。Bill Gates说微软离倒闭永远只有两星期，任何一个作者，离被读者抛弃永远只有5秒钟。搞什么“夹叙夹议”这种花活糊弄读者，要么是把自己当文豪，要么是根 本就没打算写给读者看。<text:line-break/><text:line-break/>另一个有趣的现象是：语文课上说写议论文要观点鲜明，论据为论点服务。这也是无数人（包括我在内）记得牢靠的东西。问题在于，好看的文章根本不该这么写。所以语文课的吊诡就在这里：有用的东西没人记得，乱盖的东西倒是大家都记得挺清楚。</text:p>
        <text:p text:style-name="P2">2005年04月18日, 星期一 17:47 (636389)</text:p>
      </text:section>
      <text:section text:style-name="Sect1" text:name="Section20">
        <text:h text:style-name="P1" text:outline-level="1" text:is-list-header="true"><text:bookmark text:name="main19"/>作文考级，以及再论语文课的吊诡</text:h>
        <text:p text:style-name="P2">《中华读书报》2005年4月6日号：<text:a xlink:type="simple" xlink:href="http://www.gmw.cn/01ds/2005-04/06/content_212003.htm">《“作文考级”与“八股歧途”》</text:a><text:line-break/><text:line-break/>作者程春荣这样写道：<text:line-break/><text:line-break/><text:span text:style-name="T3">“作文本应是学生鲜活思想情感的表现，它需发乎情、精于言；需掌握素材，言之有物；需发挥想象，富于创造力，等等，大凡一个人作文，总是言为心声，需要有新 意，最忌凝固不变。同时，每篇文章在立意、主题、风格、语言等方面各有特色，遣词造句，谋局布篇，人的情感、感悟都是非常重要的，具有很强的灵活性和主观 性，非常难以量化。同一个题材，可以写成10篇不同的文章，而且10篇都能成为不分伯仲的好文章。”</text:span><text:line-break/><text:line-break/>然则中国所缺乏的是文学家么？我看显然不是，因为最近几年的美女作家、少年作家比以往什么时候都来得要多。换句话说，只要有得钱赚，会写好文章的人终归是不少的。中国所奇缺的，正如我在“<text:a xlink:type="simple" xlink:href="http://gigix.blogdriver.com/gigix/636389.html">语文课的吊诡</text:a>” 中所说，是擅写八股文的普通人。我随手就可以举例子。譬如说明天单位要春游写个通知，有多少人能写得好？譬如说公司发布一个新产品要给记者写新闻稿，有多 少人能写得好？譬如说刚开完公司动员会要写会议纪要，有多少人能写得好？譬如说看了一本技术书要写个读书笔记，有多少人能写得好？据我观察这个比例颇有些 悲观，而这些东西不是每个人常常要写的么？看起来，这“表现鲜活思想情感”的需求，俨然不如写八股的需求来得更急迫亚。<text:line-break/><text:line-break/>日常实际用到的东西尚且无数人不会写，这厢就谈起了“表现鲜活思想情感”；八股文尚且不会写，这厢就谈起了“健康写作”。这位作者说“<text:span text:style-name="T4">如今中小学生作文的通病是公式化、模式化，千人一面</text:span>”，我想说，假若事实如此就好了，起码他们还知道八股文怎么写法，起承转合怎么套法。《参考消息》的记者编辑们算是顶好的文字工作者了吧，那新闻报道可是典型的千人一面。公式化模式化的写法尚且没教会，怎么就开始鼓吹个性化了呢？<text:line-break/><text:line-break/>这似乎又呼应到了语文课的吊诡之处：有用的东西老师不爱教学生不爱学；没用??或者说，对99%的人没用??的东西倒是叫嚣得挺起劲，虽然很可能也没教出或学到什么。照我说，语文课正经教教八股文怎么写，比现在这种两不搭的半吊子要管用得多。</text:p>
        <text:p text:style-name="P2">2005年04月19日, 星期二 18:51 (638342)</text:p>
      </text:section>
      <text:section text:style-name="Sect1" text:name="Section21">
        <text:h text:style-name="P1" text:outline-level="1" text:is-list-header="true"><text:bookmark text:name="main20"/>三论语文课的吊诡</text:h>
        <text:p text:style-name="Text_20_body">两位朋友这样评价我说<text:a xlink:type="simple" xlink:href="http://gigix.blogdriver.com/gigix/636389.html">语文课的吊诡</text:a>：</text:p>
        <text:p text:style-name="P20"><text:span text:style-name="T5">rwyx</text:span><text:span text:style-name="T6">：</text:span>你自己的这篇文章就是这样的，你自己抽自己耳光的本事真是天下无双<text:line-break/><text:span text:style-name="T5">3e</text:span><text:span text:style-name="T6">：</text:span>有没有搞错？你自己这篇文章不就是典型的夹叙夹议？先说一段听来的消息，跟着一通议论，夹着 Bill Gates 的名言，连段都没分（好象内容还引错了）。</text:p>
        <text:p text:style-name="P2">事实正是如此。一旦是写“非工作”的文字，这夹叙夹议便冒了出来。还好，最近写枪稿的时候已经加了注意，刀笔挥舞得愈发纯熟。这语文课的吊诡之三就是：课 上教的这些不对的、不好的、影响人写出有用文章的东西，偏偏几十年都挥之不去。所以就得不断不断地抽自己耳光，提醒自己怎么写出好的文章。<text:line-break/><text:line-break/>很幸运地，看起来我还有抽自己耳光的勇气和能力。:&gt;</text:p>
        <text:p text:style-name="P2">2005年05月20日, 星期五 18:31 (702738)</text:p>
      </text:section>
      <text:section text:style-name="Sect1" text:name="Section22">
        <text:h text:style-name="P1" text:outline-level="1" text:is-list-header="true"><text:bookmark text:name="main21"/>渴望对手</text:h>
        <text:p text:style-name="P2">很久以前我就说过，CSDN/《程序员》需要竞争对手。有一个对手，我们做事才有压力和动力，而且也可以有一个互相抄袭创意的灵感源泉。《软件研发》几乎是一个合格的对手了，可惜它让我们紧张的时间还是太短。<text:line-break/><text:line-break/>然 则对手的价值还远不仅如此。一个每天都看到的例子：如果没有《华盛顿邮报》，《纽约时报》会是什么样子？问题的关键在于：媒体除了要“说真话”之外，还要 决定“说什么样的真话”??媒体必须有自己的立场，它必然要代表一部分人的利益，必然要触犯另一部分人的利益。面面俱到、谁都不触犯的媒体，那只能是搞无 聊噱头的街头小报。因此在同一个领域里面，至少需要两家竞争媒体，每家代表一个利益团体，这样媒体才可能有立场、有观点。<text:line-break/><text:line-break/>不过在中国，媒 体向来是被作为喉舌看待的。既是喉舌，就该是代表真理、代表公义，这是很多读者乃至媒体人的想法。既然媒体代表公义，那么一个领域的媒体也就只需要一家 了。然则这世界上哪有“普遍的公义”这种东西存在呢？全国人民每人拿出3000块钱外汇储备给银行填坏帐的时候，中国最像要代表公义的那些媒体说话了吗？ 既然如此，总不好说这些媒体代表着最广大人民群众的公义吧？由一家媒体来代表公义，就好象阿默尔烧亚历山大图书馆的书一样。<text:line-break/><text:line-break/>所以，衷心祈祷，请给CSDN/《程序员》一个竞争对手吧。背负着“中国软件业的前途”这样大而不当的包袱，媒体真的很难朝着好的方向成长。</text:p>
        <text:p text:style-name="P2">2005年05月29日, 星期日 22:39 (723969)</text:p>
      </text:section>
      <text:section text:style-name="Sect1" text:name="Section23">
        <text:h text:style-name="P1" text:outline-level="1" text:is-list-header="true"><text:bookmark text:name="main22"/>切莫鄙视草根的智慧</text:h>
        <text:p text:style-name="Text_20_body">安替：<text:a xlink:type="simple" xlink:href="http://anti.blog-city.com/1373319.htm">善待芙蓉姐姐，拯救中国命运</text:a></text:p>
        <text:p text:style-name="P21">木子美是个很聪明的女人……她拿捏媒体的能力也促使她成为世界博客大赛的评委，以及目前博客中国的市场部经理。而芙蓉姐姐呢……她真的是一个自我认知有障碍的人，逐步进入了媒体设的一个局……等到媒体厌倦了，她就被彻底打破所有的梦想。</text:p>
        <text:p text:style-name="Text_20_body">安替在这件事情上多少显得有些自大，表现为他认为芙蓉姐姐完全相信自己说的东西并自得其乐。这种自大，看起来似乎与并非由他“促成……对她的报道”有关。当然，也与安替一贯的悲天悯人作风有关，他终归需要在一个热点事件上找到一个可以悲悯的对象。</text:p>
        <text:p text:style-name="Text_20_body">无 疑芙蓉姐姐玩文字、玩媒体的能力远逊于木子美，而且无疑安替说得对，甚至更快，我估计芙蓉姐姐将于一个月之内销声匿迹。不过在这个讨论里应该衡量的是动机 而非效果。我??凭直觉，未经证明??几乎可以肯定，芙蓉姐姐从一开头就已经打定主意要拿这些东西来谋求利益。这事件从头到尾就是一场阳谋，她完全清楚自 己的目标和手段。</text:p>
        <text:p text:style-name="Text_20_body">换句话说，当你同情被嘲笑的她时，她还在嘲笑你呢。</text:p>
        <text:p text:style-name="Text_20_body">类似的阳谋其实并不新鲜，去年我们不是刚见识过了上流美 么？最近我比较喜欢把人的心理状态分为两类，理性的和非理性的：后者相信自己做的事正确，所以坚持；前者相信自己做的事能赚钱，所以坚持。与非理性的人一 旦意见不和，就无法沟通；而与一个以赚钱为??直接或间接??目的的理性的人，即便一时利益不和仍旧不影响沟通和未来可能的合作。而芙蓉姐姐，从她打扮得 过于刻意的衣着上来看，我相信是个理性的人。况且，她已经毫无疑问地借助这种方式得到了凭她的能力原本无法得到的很多东西，这就让一切看起来更像是一场阳 谋。真正非理性的，恐怕倒是愤慨或悲悯她的安替们吧？</text:p>
        <text:p text:style-name="Text_20_body">最近看O'Reilly出版的一本书，英文名叫“We the Media”，中文名叫《草根媒体??部落格传奇》（台湾版）。说实话我压根就不相信blog会是一种草根媒介，方兴东吹这个吹得最厉害，然则方兴东显然 不是草根。如今事实已经证明了，blog可以是一种自由的媒介，但未必民主，更不属于草根。媒介永远属于精英，只不过评选精英的方式有所变化，但草根仍旧 是草根。作为草根的抗争，芙蓉姐姐所做的一切，便是对blog的“草根媒介”之大旗的绝妙反讽??草根媒介让所有人嘲笑他自己，这就是草根的智慧，小视不 得。</text:p>
        <text:p text:style-name="P2">2005年07月11日, 星期一 15:33 (806164)</text:p>
      </text:section>
      <text:section text:style-name="Sect1" text:name="Section24">
        <text:h text:style-name="P1" text:outline-level="1" text:is-list-header="true"><text:bookmark text:name="main23"/>Forum is Dead</text:h>
        <text:p text:style-name="P2">这 是一个连载的预告：我将说明为什么现在的论坛（forum，或者叫BBS）这种形式已经严重过时、跟不上web用户的需求、将被时代所淘汰。并且，我将试 图介绍一种结合了论坛与web 2.0的网站运营模式，我希望它能够成为论坛的替代品。（另：具有强大界面开发技能尤其是AJAX技能的开发者同行，我很希望在开发这个“下一代论坛”的 过程中得到你的帮助。）</text:p>
        <text:p text:style-name="P2">2005年09月12日, 星期一 08:17 (966224)</text:p>
      </text:section>
      <text:section text:style-name="Sect1" text:name="Section25">
        <text:h text:style-name="P1" text:outline-level="1" text:is-list-header="true"><text:bookmark text:name="main24"/>论坛的七宗罪（一）</text:h>
        <text:p text:style-name="Text_20_body">首先解释一下标题：所谓“七宗罪”，并非真有七项之数，乃极言其多也。效法“<text:a xlink:type="simple" xlink:href="http://duduwolf.winzheng.com/post/115.asp">AJAX七宗罪</text:a>”而来。所以我也不打算硬凑七条，写到哪算哪。</text:p>
        <text:p text:style-name="Text_20_body">其一，论坛分版的形式隔离了绝大多数潜在用户。譬如<text:a xlink:type="simple" xlink:href="http://forum.javaeye.com/">JavaEye</text:a>，版面划分计有“<text:a xlink:type="simple" xlink:href="http://forum.javaeye.com/viewforum.php?f=14">Hibernate与对象持久化</text:a>”、“<text:a xlink:type="simple" xlink:href="http://forum.javaeye.com/viewforum.php?f=32">SpringFramework</text:a>”、“<text:a xlink:type="simple" xlink:href="http://forum.javaeye.com/viewforum.php?f=10">Java企业应用</text:a>”等，这就决定了只有“Java企业应用开发者”这一非常狭小的人群可以在此活动。再譬如<text:a xlink:type="simple" xlink:href="http://community.csdn.net/">CSDN论坛</text:a>，大版计有“<text:a xlink:type="simple" xlink:href="http://community.csdn.net/Expert/ForumsList.asp?typenum=1&amp;roomid=54">Java技术</text:a>”、“<text:a xlink:type="simple" xlink:href="http://community.csdn.net/Expert/ForumsList.asp?typenum=1&amp;roomid=52">.NET技术</text:a>”、“<text:a xlink:type="simple" xlink:href="http://community.csdn.net/Expert/ForumsList.asp?typenum=1&amp;roomid=4">软件工程/管理</text:a>”等，因此也只有软件开发者能在这里活动。更“大众化”的论坛譬如天涯、新浪，其实质是由数个形式相近但人群完全不同的分论坛组合而成（CSDN也一样）。论坛的分版形式，就决定了只有少数人能在一个论坛中活动。如果要接纳更为广泛的大众，就必须开设数量极大的分版。</text:p>
        <text:p text:style-name="Text_20_body">其 二，版面维护成本高，难以迎合用户口味。这个问题与第一条同出一辙，一体两面。在分版的论坛内部，版面的分量、热度不可能平衡，因此要经常根据关注程度与 帖子数量调整：人气不足的类似分版要合并，人气超旺的分版要拆分。但每次调版都意味着旧有的阅读习惯被破坏，因此不能频繁调整。（以上见于刘韧/韩磊著《<text:a xlink:type="simple" xlink:href="http://www.dearbook.com.cn/book/viewbook.aspx?pno=TS0029011">网络媒体教程</text:a>》。）然则，即使调版，也不可能让所有用户满意，通常只能“使大部分用户基本满意”而已。（实例：CSDN“<text:a xlink:type="simple" xlink:href="http://community.csdn.net/Expert/ForumsList.asp?typenum=1&amp;roomid=54">Java技术</text:a>”大版建版时的反复讨论，以及建版后的效果。）</text:p>
        <text:p text:style-name="Text_20_body"><text:span text:style-name="Emphasis">（持续写作中……）</text:span></text:p>
        <text:p text:style-name="P2">2005年09月15日, 星期四 12:48 (970607)</text:p>
      </text:section>
      <text:section text:style-name="Sect1" text:name="Section26">
        <text:h text:style-name="P1" text:outline-level="1" text:is-list-header="true"><text:bookmark text:name="main25"/>论坛的七宗罪（二）</text:h>
        <text:p text:style-name="Text_20_body"><text:span text:style-name="Emphasis">续前篇：</text:span><text:a xlink:type="simple" xlink:href="http://gigix.blogdriver.com/gigix/970607.html" office:target-frame-name="_blank" xlink:show="new"><text:span text:style-name="Emphasis">论坛的七宗罪（一）</text:span></text:a></text:p>
        <text:p text:style-name="Text_20_body">其三，分版的阅读方式违背用户浏览习惯。有一件事需要弄清楚：论坛的功能有两种，提问解答，以及交流讨论。前者的典型例子是<text:a xlink:type="simple" xlink:href="http://community.csdn.net/" office:target-frame-name="_blank" xlink:show="new">CSDN论坛</text:a>，后者的典型则是<text:a xlink:type="simple" xlink:href="http://forum.javaeye.com/" office:target-frame-name="_blank" xlink:show="new">JavaEye</text:a>。分版的阅读方式，主要对后一类用户，即以交流/讨论/获取信息为主的用户，造成障碍。譬如我上到JavaEye首页之后，习惯动作就是在“<text:a xlink:type="simple" xlink:href="http://forum.javaeye.com/viewforum.php?f=1" office:target-frame-name="_blank" xlink:show="new">海阔天空</text:a>”、“<text:a xlink:type="simple" xlink:href="http://forum.javaeye.com/viewforum.php?f=10" office:target-frame-name="_blank" xlink:show="new">Java企业应用</text:a>”、“<text:a xlink:type="simple" xlink:href="http://forum.javaeye.com/viewforum.php?f=2" office:target-frame-name="_blank" xlink:show="new">软件工程和敏捷开发方法</text:a>”等几个版面来回轮询，看有没有新帖出现，另外看<text:a xlink:type="simple" xlink:href="http://forum.javaeye.com/profile.php?mode=viewprofile&amp;u=2976" office:target-frame-name="_blank" xlink:show="new">庄表伟</text:a>、<text:a xlink:type="simple" xlink:href="http://forum.javaeye.com/profile.php?mode=viewprofile&amp;u=3746" office:target-frame-name="_blank" xlink:show="new">ray_linn</text:a>等几个人有没有发表什么新鲜言论，再次就是看有没有关于Groovy和EJB的新话题出现。但这三种阅读习惯（关注新帖/热帖、关注特定话题、关注特定人），都没有得到直接的支持。</text:p>
        <text:p text:style-name="Text_20_body">其 四，在论坛发表的言论没有被收集。仍然以我自己为例，我经常在论坛（包括JavaEye与CSDN）看到一些有感而欲发的帖子，但通常我不会在下面做长篇 回复，原因很简单，这种回复很快会被淹没甚至被删除，不能被收集整理。所以，我通常会把想说的话压缩成一两句，看起来就常常像是在灌水或者在抬杠；如果感 想确实很强烈，我会转到<text:a xlink:type="simple" xlink:href="http://gigix.blogdriver.com/" office:target-frame-name="_blank" xlink:show="new">自己的blog</text:a>上写一篇??之所以要等到“感想确实很强烈”，是因为“转到blog”这个动作确实相当麻烦。也就是说，我在论坛上进行的交流，并不是我自己最高水平的表达；而??很不容易地??转到blog上写的那一篇，却又不得不从论坛的讨论环境中抽身而出。</text:p>
        <text:p text:style-name="Text_20_body">其五，论坛的热点不容易浮现。新手进入一个论坛时，通常很难厘清该论坛的热点/普遍观点/风气所在。在分版的论坛中，唯一可资参考的标准是分版的“人气”??论坛帖子数、回复数，等等。但这类简单的统计数据不足以反映论坛真正的<text:span text:style-name="Strong_20_Emphasis">内容倾向</text:span>所在。譬如说，JavaEye是一个“支持轻量级J2EE架构”的论坛，而<text:a xlink:type="simple" xlink:href="http://www.jdon.com/" office:target-frame-name="_blank" xlink:show="new">解道</text:a>是一个“支持EJB架构”的论坛，而这一内容倾向从诸如“Java企业开发”这一版面的帖子数是看不出来的。对于这一问题，<text:a xlink:type="simple" xlink:href="http://forum.javaeye.com/profile.php?mode=viewprofile&amp;u=555" office:target-frame-name="_blank" xlink:show="new">ozzzzzz</text:a>（以及JavaEye）的解决办法是强制要求新用户潜水15天。这一要求，初衷是好的，但手段毕竟是不人性化的。</text:p>
        <text:p text:style-name="Text_20_body">此外，“潜水15天”，以及JavaEye的其他<text:a xlink:type="simple" xlink:href="http://forum.javaeye.com/viewtopic.php?t=7992" office:target-frame-name="_blank" xlink:show="new">诸多严格规定</text:a>，其根本目的是避免内容鱼龙混杂，确保论坛不会变成像CSDN这样的“菜市场”。由此又可以申发出分版式论坛在内容筛选、组织方面的缺陷。这部分属于本系列批评的最为关键之处，留待下一篇再详作分解。</text:p>
        <text:p text:style-name="Text_20_body"><text:span text:style-name="Emphasis">（持续写作中……）</text:span></text:p>
        <text:p text:style-name="P2">2005年09月16日, 星期五 16:51 (972323)</text:p>
      </text:section>
      <text:section text:style-name="Sect1" text:name="Section27">
        <text:h text:style-name="P1" text:outline-level="1" text:is-list-header="true"><text:bookmark text:name="main26"/>论坛的七宗罪（三）</text:h>
        <text:p text:style-name="Text_20_body"><text:span text:style-name="Emphasis">续前篇：</text:span><text:a xlink:type="simple" xlink:href="http://blog.csdn.net/gigix/archive/2005/09/16/482316.aspx" office:target-frame-name="_blank" xlink:show="new"><text:span text:style-name="Emphasis">论坛的七宗罪（一）</text:span></text:a><text:span text:style-name="Emphasis">、</text:span><text:a xlink:type="simple" xlink:href="http://blog.csdn.net/gigix/archive/2005/09/15/481335.aspx" office:target-frame-name="_blank" xlink:show="new"><text:span text:style-name="Emphasis">（二）</text:span></text:a></text:p>
        <text:p text:style-name="Text_20_body">其六，论坛天生有质量逐渐下滑之趋势。这方面的典型范例，无须多讲，是<text:a xlink:type="simple" xlink:href="http://community.csdn.net/" office:target-frame-name="_blank" xlink:show="new">CSDN论坛</text:a>，以及<text:a xlink:type="simple" xlink:href="http://www.china-pub.com/computers/bbs" office:target-frame-name="_blank" xlink:show="new">China-pub论坛</text:a>。 这是所有论坛面临的一个核心问题，即论坛从根本上具有“劣币驱逐良币”的性质。之所以如此，私以为，是由匿名制造成的必然后果：将网络ID与自身身份挂接 得越多，则提供的内容越具高质量（或者说，越负责），并且受到低水平、不负责的内容损害也越大。因此论坛如果没有一个有效的保障机制，或驱逐低水平内容 （甚至驱逐低水平人群），或强制网络ID与身份挂接，则质量必定会江河日下。</text:p>
        <text:p text:style-name="Text_20_body">具体的例子：“江河日下”的，譬如CSDN论坛；“驱逐低水平内容”的，譬如<text:a xlink:type="simple" xlink:href="http://slashdot.org/" office:target-frame-name="_blank" xlink:show="new">Slashdot</text:a>；“驱逐低水平人群”的，譬如<text:a xlink:type="simple" xlink:href="http://forum.javaeye.com/" office:target-frame-name="_blank" xlink:show="new">JavaEye</text:a>；强制网络ID与身份挂接，是政府希望靠“实名制”达到的效果，私以为实名制是个愚蠢的想法。在几种管控手段之中，“驱逐低水平内容”可能需要较大的维护量，当然Slashdot发展出了一套运转良好的评价体系，解决了这个问题。而<text:a xlink:type="simple" xlink:href="http://www.theserverside.com/" office:target-frame-name="_blank" xlink:show="new">TSS</text:a>的办法则是由几位专家（譬如<text:a xlink:type="simple" xlink:href="http://www.almaer.com/blog/" office:target-frame-name="_blank" xlink:show="new">Dion Almaer</text:a>）挑选出优秀的内容，任由低水平的内容浮沉，这个办法也可行，但不具可复制性，譬如<text:a xlink:type="simple" xlink:href="http://www.theserverside.net/" office:target-frame-name="_blank" xlink:show="new">TSS.NET</text:a>的 质量就要差一些，并且工作量也不小。而“驱逐低水平人群”的问题则是导致论坛失去活力，这正是JavaEye目前面临的问题。原因很简单：首先，分版式的 论坛决定了只有“J2EE开发者”来这个论坛；其次，“驱逐低水平人群”的策略决定了只有“国内较高水准的J2EE开发者”来这个论坛。而这样一帮人在一 起是不会有太多话题可以说的，他们会在相当短的一段时间之后在所有主要问题上达成共识。目前JavaEye的话题已经在趋于枯竭，这是我的感觉。</text:p>
        <text:p text:style-name="Text_20_body">最 后一种管控策略，即“强制网络ID与身份挂接”，是我希望尝试的一种策略。由我自己的经验，我在上网的大多数时间里，“gigix”这个ID其实代表着我 本人，而不是一个虚拟的ID。而用这个ID发表的言论，也是我所有言论中质量较高的部分。然而企图用实名制来挂接，这只能是个愚蠢的想法，它只会造成用户 的噤若寒蝉（当然这可能正是某些人所希望的）。我希望尝试另一种手段，它更多的是一种心理策略，而不是行政策略。</text:p>
        <text:p text:style-name="Text_20_body"><text:span text:style-name="Emphasis">（持续写作中……）</text:span></text:p>
        <text:p text:style-name="P2">2005年09月21日, 星期三 14:07 (977935)</text:p>
      </text:section>
      <text:section text:style-name="Sect1" text:name="Section28">
        <text:h text:style-name="P1" text:outline-level="1" text:is-list-header="true"><text:bookmark text:name="main27"/>空谈不误国，意见有力量</text:h>
        <text:p text:style-name="P2">去年我说“论坛已死”的时候，有位“路人甲”回复说：“先做出来再说，否则就是空谈”。结果我确实空谈了。我用Ruby on Rails做了一个很简单的原型，然后就抛弃了，和我的很多点子一样。问题在于，谁说空谈就不好？<text:line-break/><text:line-break/><text:a xlink:type="simple" xlink:href="http://www.javaeye.com/">JavaEye 2.0</text:a><text:line-break/><text:line-break/>Robbin看了我的“<text:a xlink:type="simple" xlink:href="http://gigix.blogdriver.com/gigix/970607.html">七宗罪</text:a>”， 他就开始尝试解决这些问题了。这种原本只存在于我的空谈与空想中的网站形式，它现在就出现了。并且，和我的设想一样，我确实认为它很好用，它有利于更多的 点子被发现、被记录。谁说空谈就没有价值？我的空谈让别人接受我的意见、沿着我的思路去实践，我觉得有价值得很呢--而且也开心得很。<text:line-break/><text:line-break/>顺便说一句，我打算逐渐迁移到JavaEye去了。BlogDriver用了这么久，其实也只是惯性而已。</text:p>
        <text:p text:style-name="P2">2006年09月18日, 星期一 23:02 (122850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8:47</dc:date>
    <dc:language>en-US</dc:language>
    <meta:editing-cycles>2</meta:editing-cycles>
    <meta:editing-duration>PT16S</meta:editing-duration>
    <meta:user-defined meta:name="Info 1"/>
    <meta:user-defined meta:name="Info 2"/>
    <meta:user-defined meta:name="Info 3"/>
    <meta:user-defined meta:name="Info 4"/>
    <meta:document-statistic meta:table-count="3" meta:image-count="0" meta:object-count="0" meta:page-count="30" meta:paragraph-count="253" meta:word-count="2488" meta:character-count="18848"/>
  </office:meta>
</office:document-meta>
</file>